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 style:keep-together="false" fo:keep-together="always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2" style:family="table-row">
      <style:table-row-properties style:keep-together="false" fo:keep-together="always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38cm" fo:margin-left="1.307cm" fo:margin-right="1.344cm" table:align="margins"/>
    </style:style>
    <style:style style:name="Table9.A" style:family="table-column">
      <style:table-column-properties style:column-width="2.725cm" style:rel-column-width="1545*"/>
    </style:style>
    <style:style style:name="Table9.B" style:family="table-column">
      <style:table-column-properties style:column-width="12.213cm" style:rel-column-width="6924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3.526cm" style:rel-column-width="15468*"/>
    </style:style>
    <style:style style:name="Table12.B" style:family="table-column">
      <style:table-column-properties style:column-width="11.412cm" style:rel-column-width="50067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6" style:family="paragraph" style:parent-style-name="Method_20_Code_20_Listing">
      <style:text-properties fo:color="#000080"/>
    </style:style>
    <style:style style:name="P7" style:family="paragraph" style:parent-style-name="Code_20_Listing">
      <style:text-properties fo:color="#000080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Code_20_Listing">
      <style:paragraph-properties fo:break-before="page"/>
      <style:text-properties fo:color="#000080"/>
    </style:style>
    <style:style style:name="P14" style:family="paragraph" style:parent-style-name="Method_20_Body"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Coding_20_Title">
      <style:paragraph-properties fo:break-before="page"/>
    </style:style>
    <style:style style:name="P16" style:family="paragraph" style:parent-style-name="Method_20_Title">
      <style:paragraph-properties fo:break-before="page"/>
    </style:style>
    <style:style style:name="P17" style:family="paragraph" style:parent-style-name="Method_20_Body" style:list-style-name="L1"/>
    <style:style style:name="P18" style:family="paragraph" style:parent-style-name="Method_20_Code_20_Listing">
      <style:text-properties fo:color="#000080"/>
    </style:style>
    <style:style style:name="P19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L1"/>
    <style:style style:name="P21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Method_20_Listing_20_Title">
      <style:paragraph-properties fo:break-before="page"/>
    </style:style>
    <style:style style:name="P23" style:family="paragraph" style:parent-style-name="Criteria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color="#0000ff"/>
    </style:style>
    <style:style style:name="T5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font-name-asian="Monospace" style:font-size-asian="11pt" style:font-style-asian="normal" style:font-name-complex="Monospace" style:font-size-complex="11pt" style:font-style-complex="normal" style:font-weight-complex="normal"/>
    </style:style>
    <style:style style:name="T7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LRBTree\bNode</text:h>
      <text:p text:style-name="Class_20_Description"/>
      <text:p text:style-name="Class_20_Description">The <text:span text:style-name="Class_20_Variables"><text:span text:style-name="T2">LLRBTree\bNode</text:span></text:span> class is a base class containing both abstract class templates and implemented, dummy methods which return false or negative results. <text:s/>The <text:span text:style-name="Class_20_Variables">LLRBTree\bNode</text:span> class is designed to be extended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LLRBTree\bNode</text:span> class are:</text:p>
      <text:p text:style-name="Criteria_20_Body"/>
      <text:list xml:id="list60808512" text:style-name="L1">
        <text:list-item>
          <text:p text:style-name="P23">Uses the <text:span text:style-name="Class_20_Variables">Library\LLRBTree</text:span> namespace;</text:p>
        </text:list-item>
        <text:list-item>
          <text:p text:style-name="P20">Uses <text:span text:style-name="Class_20_Variables">Library\Error</text:span>;</text:p>
        </text:list-item>
        <text:list-item>
          <text:p text:style-name="P17">Implements the<text:span text:style-name="T4"> </text:span><text:span text:style-name="Class_20_Variables">LLRBTree\</text:span><text:span text:style-name="Class_20_Variables"><text:span text:style-name="T6">iComparable</text:span></text:span><text:span text:style-name="T4"> </text:span>interface.</text:p>
        </text:list-item>
      </text:list>
      <text:p text:style-name="Standard"/>
      <text:h text:style-name="P22" text:outline-level="4">Class Properties</text:h>
      <text:p text:style-name="Method_20_Body"/>
      <text:p text:style-name="Method_20_Body">The <text:span text:style-name="Class_20_Variables">LLRBTree\bNode</text:span> class defines the following properties:</text:p>
      <text:p text:style-name="Method_20_Body"/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perty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12">$nkey</text:p>
          </table:table-cell>
          <table:table-cell table:style-name="Table4.B2" office:value-type="string">
            <text:p text:style-name="P3"><text:span text:style-name="T3">The key property</text:span>.</text:p>
          </table:table-cell>
        </table:table-row>
        <table:table-row>
          <table:table-cell table:style-name="Table4.A2" office:value-type="string">
            <text:p text:style-name="P12">$ndata</text:p>
          </table:table-cell>
          <table:table-cell table:style-name="Table4.B2" office:value-type="string">
            <text:p text:style-name="Method_20_Table_20_Description">The data property.</text:p>
          </table:table-cell>
        </table:table-row>
        <table:table-row>
          <table:table-cell table:style-name="Table4.A2" office:value-type="string">
            <text:p text:style-name="P12">$nflag</text:p>
          </table:table-cell>
          <table:table-cell table:style-name="Table4.B2" office:value-type="string">
            <text:p text:style-name="P2">The flag property.</text:p>
          </table:table-cell>
        </table:table-row>
        <table:table-row>
          <table:table-cell table:style-name="Table4.A2" office:value-type="string">
            <text:p text:style-name="P12">$nleft</text:p>
          </table:table-cell>
          <table:table-cell table:style-name="Table4.B2" office:value-type="string">
            <text:p text:style-name="P2">The left node link property.</text:p>
          </table:table-cell>
        </table:table-row>
        <table:table-row>
          <table:table-cell table:style-name="Table4.A2" office:value-type="string">
            <text:p text:style-name="P12">$nright</text:p>
          </table:table-cell>
          <table:table-cell table:style-name="Table4.B2" office:value-type="string">
            <text:p text:style-name="P2">The right node link property.</text:p>
          </table:table-cell>
        </table:table-row>
      </table:table>
      <text:p text:style-name="Standard"/>
      <text:p text:style-name="Method_20_Body"/>
      <text:h text:style-name="Method_20_Listing_20_Title" text:outline-level="4">Abstract Class Methods</text:h>
      <text:p text:style-name="Method_20_Body"/>
      <text:p text:style-name="Method_20_Body">The <text:span text:style-name="Class_20_Variables">LLRBTree\bNode</text:span> class defines the following mandatory abstract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Method</text:p>
          </table:table-cell>
          <table:table-cell table:style-name="Table3.B1" office:value-type="string">
            <text:p text:style-name="P8">Description</text:p>
          </table:table-cell>
        </table:table-row>
        <table:table-row>
          <table:table-cell table:style-name="Table3.A2" office:value-type="string">
            <text:p text:style-name="P9"><text:a xlink:type="simple" xlink:href="#key">key</text:a></text:p>
          </table:table-cell>
          <table:table-cell table:style-name="Table3.B2" office:value-type="string">
            <text:p text:style-name="P2">(Sets and returns) the node key.</text:p>
          </table:table-cell>
        </table:table-row>
        <table:table-row>
          <table:table-cell table:style-name="Table3.A2" office:value-type="string">
            <text:p text:style-name="P9"><text:a xlink:type="simple" xlink:href="#data">data</text:a></text:p>
          </table:table-cell>
          <table:table-cell table:style-name="Table3.B2" office:value-type="string">
            <text:p text:style-name="P2">(Sets and) returns the node data value.</text:p>
          </table:table-cell>
        </table:table-row>
        <table:table-row>
          <table:table-cell table:style-name="Table3.A2" office:value-type="string">
            <text:p text:style-name="P9">setNull</text:p>
          </table:table-cell>
          <table:table-cell table:style-name="Table3.B2" office:value-type="string">
            <text:p text:style-name="P2">Sets the node data value to null.</text:p>
          </table:table-cell>
        </table:table-row>
        <table:table-row>
          <table:table-cell table:style-name="Table3.A2" office:value-type="string">
            <text:p text:style-name="P9"><text:a xlink:type="simple" xlink:href="#left">left</text:a></text:p>
          </table:table-cell>
          <table:table-cell table:style-name="Table3.B2" office:value-type="string">
            <text:p text:style-name="P2">(Sets and) returns the left child node.</text:p>
          </table:table-cell>
        </table:table-row>
        <table:table-row>
          <table:table-cell table:style-name="Table3.A2" office:value-type="string">
            <text:p text:style-name="P9"><text:a xlink:type="simple" xlink:href="#right">right</text:a></text:p>
          </table:table-cell>
          <table:table-cell table:style-name="Table3.B2" office:value-type="string">
            <text:p text:style-name="P2">(Sets and) returns the right child node.</text:p>
          </table:table-cell>
        </table:table-row>
        <table:table-row>
          <table:table-cell table:style-name="Table3.A2" office:value-type="string">
            <text:p text:style-name="P9"><text:a xlink:type="simple" xlink:href="#flag">flag</text:a></text:p>
          </table:table-cell>
          <table:table-cell table:style-name="Table3.B2" office:value-type="string">
            <text:p text:style-name="P2">(Sets and) returns the flag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>Class Methods</text:h>
      <text:p text:style-name="Method_20_Body"/>
      <text:p text:style-name="Method_20_Body">The <text:span text:style-name="Class_20_Variables">LLRBTree\bNode</text:span> class defines the following methods:</text:p>
      <text:p text:style-name="Method_20_Body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8">Method</text:p>
            </table:table-cell>
            <table:table-cell table:style-name="Table7.B1" office:value-type="string">
              <text:p text:style-name="P8">Description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9"><text:a xlink:type="simple" xlink:href="#__construct">__construct</text:a></text:p>
          </table:table-cell>
          <table:table-cell table:style-name="Table7.B2" office:value-type="string">
            <text:p text:style-name="Method_20_Table_20_Description">Class constructor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__destruct">__destruct</text:a></text:p>
          </table:table-cell>
          <table:table-cell table:style-name="Table7.B2" office:value-type="string">
            <text:p text:style-name="Method_20_Table_20_Description">Class destructor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compare">compare</text:a></text:p>
          </table:table-cell>
          <table:table-cell table:style-name="Table7.B2" office:value-type="string">
            <text:p text:style-name="P2">Compares key property with specified key.</text:p>
          </table:table-cell>
        </table:table-row>
      </table:table>
      <text:p text:style-name="Standard"/>
      <text:h text:style-name="P16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6">/**</text:p>
      <text:p text:style-name="P6"><text:s/>* __construct.</text:p>
      <text:p text:style-name="P6"><text:s/>* </text:p>
      <text:p text:style-name="P6"><text:s/>* Create the class object.</text:p>
      <text:p text:style-name="P6"><text:s/>* <text:span text:style-name="T1">@param</text:span> mixed $key = object key.</text:p>
      <text:p text:style-name="P6"><text:s/>* <text:span text:style-name="T1">@param</text:span> mixed $data = (optional) object data.</text:p>
      <text:p text:style-name="P6"><text:s/>*/</text:p>
      <text:p text:style-name="P6">public function __construct($key, $data=null, $flag=true)</text:p>
      <text:p text:style-name="P6">{</text:p>
      <text:p text:style-name="P6"><text:tab/>$this-&gt;nkey = $key;</text:p>
      <text:p text:style-name="P6"><text:tab/>$this-&gt;ndata = $data;</text:p>
      <text:p text:style-name="P6"><text:tab/>$this-&gt;nflag = $flag;</text:p>
      <text:p text:style-name="P19"/>
      <text:p text:style-name="P6"><text:tab/>$this-&gt;nleft = null;</text:p>
      <text:p text:style-name="P6"><text:tab/>$this-&gt;nright = null;</text:p>
      <text:p text:style-name="P19">}</text:p>
      <text:p text:style-name="Method_20_Body"/>
      <text:p text:style-name="Method_20_Body">The <text:span text:style-name="T1">__construct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Properties</text:p>
          </table:table-cell>
          <table:table-cell table:style-name="Table10.B1" office:value-type="string">
            <text:p text:style-name="P8">Description</text:p>
          </table:table-cell>
        </table:table-row>
        <table:table-row>
          <table:table-cell table:style-name="Table10.A2" office:value-type="string">
            <text:p text:style-name="P10">$key</text:p>
          </table:table-cell>
          <table:table-cell table:style-name="Table10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two, optional parameters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Properties</text:p>
          </table:table-cell>
          <table:table-cell table:style-name="Table11.B1" office:value-type="string">
            <text:p text:style-name="P8">Description</text:p>
          </table:table-cell>
        </table:table-row>
        <table:table-row>
          <table:table-cell table:style-name="Table11.A2" office:value-type="string">
            <text:p text:style-name="P10">$data</text:p>
          </table:table-cell>
          <table:table-cell table:style-name="Table11.B2" office:value-type="string">
            <text:p text:style-name="P4">The data to add to the key node.</text:p>
          </table:table-cell>
        </table:table-row>
        <table:table-row>
          <table:table-cell table:style-name="Table11.A2" office:value-type="string">
            <text:p text:style-name="P10">$flag</text:p>
          </table:table-cell>
          <table:table-cell table:style-name="Table11.B2" office:value-type="string">
            <text:p text:style-name="P4">The flag preset condition.</text:p>
          </table:table-cell>
        </table:table-row>
      </table:table>
      <text:p text:style-name="Method_20_Body"/>
      <text:p text:style-name="Method_20_Body">The <text:span text:style-name="Class_20_Variables">$key</text:span> parameter is stored in the <text:span text:style-name="Class_20_Variables">$nkey</text:span> class property.</text:p>
      <text:p text:style-name="Method_20_Body"/>
      <text:p text:style-name="Method_20_Body">The <text:span text:style-name="Class_20_Variables">$data </text:span>parameter is stored in the <text:span text:style-name="Class_20_Variables">$ndata</text:span> class property.</text:p>
      <text:p text:style-name="Method_20_Body"/>
      <text:p text:style-name="Method_20_Body">The <text:span text:style-name="Class_20_Variables">$flag</text:span> parameter is stored in the <text:span text:style-name="Class_20_Variables">$nflag</text:span> class property.</text:p>
      <text:p text:style-name="Method_20_Body"/>
      <text:p text:style-name="Method_20_Body">The <text:span text:style-name="Class_20_Variables">$nleft</text:span> and <text:span text:style-name="Class_20_Variables">$nright</text:span> class properties are set to null.</text:p>
      <text:p text:style-name="Method_20_Body"/>
      <text:p text:style-name="Method_20_Body"/>
      <text:p text:style-name="Method_20_Body"/>
      <text:h text:style-name="P16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6">/**</text:p>
      <text:p text:style-name="P6"><text:s/>* __destruct</text:p>
      <text:p text:style-name="P6"><text:s/>*</text:p>
      <text:p text:style-name="P6"><text:s/>* Class destructor</text:p>
      <text:p text:style-name="P6"><text:s/>*/</text:p>
      <text:p text:style-name="P6">public function __destruct()</text:p>
      <text:p text:style-name="P6">{</text:p>
      <text:p text:style-name="P6">}</text:p>
      <text:p text:style-name="Method_20_Body"/>
      <text:p text:style-name="Method_20_Body"/>
      <text:p text:style-name="Method_20_Body"/>
      <text:h text:style-name="P16" text:outline-level="5"><text:bookmark-start text:name="key"/>key<text:bookmark-end text:name="key"/></text:h>
      <text:p text:style-name="Method_20_Body"/>
      <text:p text:style-name="Method_20_Body">(Sets and returns) the node key.</text:p>
      <text:p text:style-name="Method_20_Body"/>
      <text:p text:style-name="P6">/**</text:p>
      <text:p text:style-name="P6"><text:s/>* key.</text:p>
      <text:p text:style-name="P6"><text:s/>* </text:p>
      <text:p text:style-name="P6"><text:s/>* (Sets and returns) the node key.</text:p>
      <text:p text:style-name="P6"><text:s/>* <text:span text:style-name="T1">@param</text:span> mixed $key = (optional) the key to set, null to query only.</text:p>
      <text:p text:style-name="P6"><text:s/>* <text:span text:style-name="T1">@return</text:span> mixed $key</text:p>
      <text:p text:style-name="P6"><text:s/>*/</text:p>
      <text:p text:style-name="P19">abstract public function key($key=null);</text:p>
      <text:p text:style-name="Method_20_Body"/>
      <text:p text:style-name="Method_20_Body">The <text:span text:style-name="T1">key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roperties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10">$key</text:p>
          </table:table-cell>
          <table:table-cell table:style-name="Table1.B2" office:value-type="string">
            <text:p text:style-name="P4">The key to set.</text:p>
          </table:table-cell>
        </table:table-row>
      </table:table>
      <text:p text:style-name="Method_20_Body"/>
      <text:p text:style-name="Method_20_Body">If the <text:span text:style-name="Class_20_Variables">$key</text:span> parameter is not null, the <text:span text:style-name="Class_20_Variables">key</text:span> method must store the <text:span text:style-name="Class_20_Variables">$key</text:span> parameter in the <text:span text:style-name="Class_20_Variables">$nkey</text:span> class property.</text:p>
      <text:p text:style-name="Method_20_Body"/>
      <text:p text:style-name="Method_20_Body">The <text:span text:style-name="Class_20_Variables">$nkey</text:span> class property must be returned.</text:p>
      <text:p text:style-name="Method_20_Body"/>
      <text:p text:style-name="Method_20_Body"/>
      <text:h text:style-name="P16" text:outline-level="5"><text:bookmark-start text:name="data"/>data<text:bookmark-end text:name="data"/></text:h>
      <text:p text:style-name="Method_20_Body"/>
      <text:p text:style-name="Method_20_Body">(Sets and) returns the node data value.</text:p>
      <text:p text:style-name="Method_20_Body"/>
      <text:p text:style-name="P6">/**</text:p>
      <text:p text:style-name="P6"><text:s/>* data.</text:p>
      <text:p text:style-name="P6"><text:s/>* </text:p>
      <text:p text:style-name="P6"><text:s/>* (Sets and) returns the node data value.</text:p>
      <text:p text:style-name="P6"><text:s/>* <text:span text:style-name="T1">@param</text:span> mixed $data = (optional) the value of the data to set, null to query only.</text:p>
      <text:p text:style-name="P6"><text:s/>* <text:span text:style-name="T1">@return</text:span> mixed $data</text:p>
      <text:p text:style-name="P6"><text:s/>*/</text:p>
      <text:p text:style-name="P6">abstract public function data($data=null);</text:p>
      <text:p text:style-name="Method_20_Body"/>
      <text:p text:style-name="Method_20_Body">The <text:span text:style-name="T1">data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Properties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10">$data</text:p>
          </table:table-cell>
          <table:table-cell table:style-name="Table5.B2" office:value-type="string">
            <text:p text:style-name="P4">The data item to store.</text:p>
          </table:table-cell>
        </table:table-row>
      </table:table>
      <text:p text:style-name="Method_20_Body"/>
      <text:p text:style-name="Method_20_Body">If the <text:span text:style-name="Class_20_Variables">$data</text:span> parameter is not null, the <text:span text:style-name="Class_20_Variables">data</text:span> method must store the <text:span text:style-name="Class_20_Variables">$data</text:span> parameter in the <text:span text:style-name="Class_20_Variables">$ndata</text:span> class property.</text:p>
      <text:p text:style-name="Method_20_Body"/>
      <text:p text:style-name="Method_20_Body">The <text:span text:style-name="Class_20_Variables">$ndata</text:span> class property must be returned.</text:p>
      <text:p text:style-name="Method_20_Body"/>
      <text:p text:style-name="Method_20_Body"/>
      <text:h text:style-name="P16" text:outline-level="5"><text:bookmark-start text:name="flag"/>flag<text:bookmark-end text:name="flag"/></text:h>
      <text:p text:style-name="Method_20_Body"/>
      <text:p text:style-name="Method_20_Body">(Sets and) returns the flag.</text:p>
      <text:p text:style-name="Method_20_Body"/>
      <text:p text:style-name="P6">/**</text:p>
      <text:p text:style-name="P6"><text:s/>* flag.</text:p>
      <text:p text:style-name="P6"><text:s/>* </text:p>
      <text:p text:style-name="P6"><text:s/>* (Sets and) returns the flag.</text:p>
      <text:p text:style-name="P6"><text:s/>* <text:span text:style-name="T1">@param</text:span> boolean $flag = (optional) general purpose flag, null = query only</text:p>
      <text:p text:style-name="P6"><text:s/>* <text:span text:style-name="T1">@return</text:span> boolean $flag = is the current flag value</text:p>
      <text:p text:style-name="P6"><text:s/>*/</text:p>
      <text:p text:style-name="P6">abstract public function flag($flag=null);</text:p>
      <text:p text:style-name="Method_20_Body"/>
      <text:p text:style-name="Method_20_Body">The <text:span text:style-name="T1">flag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roperties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10">$flag</text:p>
          </table:table-cell>
          <table:table-cell table:style-name="Table2.B2" office:value-type="string">
            <text:p text:style-name="P4">General purpose flag.</text:p>
          </table:table-cell>
        </table:table-row>
      </table:table>
      <text:p text:style-name="Method_20_Body"/>
      <text:p text:style-name="Method_20_Body">If the <text:span text:style-name="Class_20_Variables">$flag</text:span> parameter is not null, the <text:span text:style-name="Class_20_Variables">flag</text:span> method must store the <text:span text:style-name="Class_20_Variables">$flag</text:span> parameter in the <text:span text:style-name="Class_20_Variables">$nflag</text:span> class property.</text:p>
      <text:p text:style-name="Method_20_Body"/>
      <text:p text:style-name="Method_20_Body">The <text:span text:style-name="Class_20_Variables">$nflag</text:span> class property must be returned.</text:p>
      <text:p text:style-name="Method_20_Body"/>
      <text:p text:style-name="Method_20_Body"/>
      <text:h text:style-name="P16" text:outline-level="5"><text:bookmark-start text:name="left"/>left<text:bookmark-end text:name="left"/></text:h>
      <text:p text:style-name="Method_20_Body"/>
      <text:p text:style-name="Method_20_Body">(Sets and) returns the left child node.</text:p>
      <text:p text:style-name="Method_20_Body"/>
      <text:p text:style-name="P6">/**</text:p>
      <text:p text:style-name="P6"><text:s/>* left.</text:p>
      <text:p text:style-name="P6"><text:s/>* </text:p>
      <text:p text:style-name="P6"><text:s/>* (Sets and) returns the left child node.</text:p>
      <text:p text:style-name="P6"><text:s/>* <text:span text:style-name="T1">@param</text:span> integer $link = (optional) left child node, null to query only.</text:p>
      <text:p text:style-name="P6"><text:s/>* <text:span text:style-name="T1">@return</text:span> integer $link</text:p>
      <text:p text:style-name="P6"><text:s/>*/</text:p>
      <text:p text:style-name="P6">abstract public function left($link=null);</text:p>
      <text:p text:style-name="Method_20_Body"/>
      <text:p text:style-name="Method_20_Body">The <text:span text:style-name="T1">left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Properties</text:p>
          </table:table-cell>
          <table:table-cell table:style-name="Table6.B1" office:value-type="string">
            <text:p text:style-name="P8">Description</text:p>
          </table:table-cell>
        </table:table-row>
        <table:table-row>
          <table:table-cell table:style-name="Table6.A2" office:value-type="string">
            <text:p text:style-name="P10">$link</text:p>
          </table:table-cell>
          <table:table-cell table:style-name="Table6.B2" office:value-type="string">
            <text:p text:style-name="P4">Left child node.</text:p>
          </table:table-cell>
        </table:table-row>
      </table:table>
      <text:p text:style-name="Method_20_Body"/>
      <text:p text:style-name="Method_20_Body">If the <text:span text:style-name="Class_20_Variables">$link</text:span> parameter is not null, the <text:span text:style-name="Class_20_Variables">left</text:span> method must store the <text:span text:style-name="Class_20_Variables">$link</text:span> parameter in the <text:span text:style-name="Class_20_Variables">$nleft</text:span> class property.</text:p>
      <text:p text:style-name="Method_20_Body"/>
      <text:p text:style-name="Method_20_Body">The <text:span text:style-name="Class_20_Variables">$nleft</text:span> class property must be returned.</text:p>
      <text:p text:style-name="Method_20_Body"/>
      <text:p text:style-name="Method_20_Body"/>
      <text:h text:style-name="P16" text:outline-level="5"><text:bookmark-start text:name="right"/>right<text:bookmark-end text:name="right"/></text:h>
      <text:p text:style-name="Method_20_Body"/>
      <text:p text:style-name="Method_20_Body">(Sets and) returns the right child node.</text:p>
      <text:p text:style-name="Method_20_Body"/>
      <text:p text:style-name="P6">/**</text:p>
      <text:p text:style-name="P6"><text:s/>* right.</text:p>
      <text:p text:style-name="P6"><text:s/>* </text:p>
      <text:p text:style-name="P6"><text:s/>* (Sets and) returns the right child node.</text:p>
      <text:p text:style-name="P6"><text:s/>* <text:span text:style-name="T1">@param</text:span> integer $link = (optional) right child node, null to query only.</text:p>
      <text:p text:style-name="P6"><text:s/>* <text:span text:style-name="T1">@return</text:span> integer $link</text:p>
      <text:p text:style-name="P6"><text:s/>*/</text:p>
      <text:p text:style-name="P6">abstract public function right($link=null);</text:p>
      <text:p text:style-name="Method_20_Body"/>
      <text:p text:style-name="Method_20_Body">The <text:span text:style-name="T1">right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Properties</text:p>
          </table:table-cell>
          <table:table-cell table:style-name="Table8.B1" office:value-type="string">
            <text:p text:style-name="P8">Description</text:p>
          </table:table-cell>
        </table:table-row>
        <table:table-row>
          <table:table-cell table:style-name="Table8.A2" office:value-type="string">
            <text:p text:style-name="P10">$link</text:p>
          </table:table-cell>
          <table:table-cell table:style-name="Table8.B2" office:value-type="string">
            <text:p text:style-name="P4">Right child node.</text:p>
          </table:table-cell>
        </table:table-row>
      </table:table>
      <text:p text:style-name="Method_20_Body"/>
      <text:p text:style-name="Method_20_Body">If the <text:span text:style-name="Class_20_Variables">$link</text:span> parameter is not null, the <text:span text:style-name="Class_20_Variables">right</text:span> method must store the <text:span text:style-name="Class_20_Variables">$link</text:span> parameter in the <text:span text:style-name="Class_20_Variables">$nright</text:span> class property.</text:p>
      <text:p text:style-name="Method_20_Body"/>
      <text:p text:style-name="Method_20_Body">The <text:span text:style-name="Class_20_Variables">$nright</text:span> class property must be returned.</text:p>
      <text:p text:style-name="Method_20_Body"/>
      <text:p text:style-name="Method_20_Body"/>
      <text:p text:style-name="Method_20_Body"/>
      <text:p text:style-name="P14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Method_20_Title" text:outline-level="5"><text:soft-page-break/>setNull</text:h>
      <text:p text:style-name="Method_20_Body"/>
      <text:p text:style-name="Method_20_Body">Sets the node data value to null.</text:p>
      <text:p text:style-name="Method_20_Body"/>
      <text:p text:style-name="P6">/**</text:p>
      <text:p text:style-name="P6"><text:s/>* setNull.</text:p>
      <text:p text:style-name="P6"><text:s/>* </text:p>
      <text:p text:style-name="P6"><text:s/>* Sets the node data value to null.</text:p>
      <text:p text:style-name="P6"><text:s/>*/</text:p>
      <text:p text:style-name="P6">abstract public function setNull();</text:p>
      <text:p text:style-name="Method_20_Body"/>
      <text:p text:style-name="Method_20_Body">The <text:span text:style-name="Class_20_Variables">setNull</text:span> method must set the <text:span text:style-name="Class_20_Variables">$ndata</text:span> class property to null, since that cannot be performed with the <text:span text:style-name="Class_20_Variables">data</text:span> method.</text:p>
      <text:p text:style-name="Method_20_Body"/>
      <text:p text:style-name="Method_20_Body"/>
      <text:h text:style-name="P16" text:outline-level="5"><text:bookmark-start text:name="compare"/>compare<text:bookmark-end text:name="compare"/></text:h>
      <text:p text:style-name="Method_20_Body"/>
      <text:p text:style-name="Method_20_Body">Compares the supplied key with the nodes key.</text:p>
      <text:p text:style-name="Method_20_Body"/>
      <text:p text:style-name="P6">/**</text:p>
      <text:p text:style-name="P6"><text:s/>* compare.</text:p>
      <text:p text:style-name="P6"><text:s/>* </text:p>
      <text:p text:style-name="P6"><text:s/>* Compares the supplied key with the nodes key. <text:s/>Returns 0 if equal, 1 if &gt;, -1 if &lt;</text:p>
      <text:p text:style-name="P6"><text:s/>* <text:span text:style-name="T1">@param</text:span> <text:span text:style-name="T7">mixed $keyNode = node containing the key to be compared</text:span></text:p>
      <text:p text:style-name="P6"><text:s/>* <text:span text:style-name="T1">@return</text:span> integer 0 = equal, 1 = &gt;, -1 = &lt;</text:p>
      <text:p text:style-name="P6"><text:s/>*/</text:p>
      <text:p text:style-name="P6">public function compare(self $keynode)</text:p>
      <text:p text:style-name="P6">{<text:tab/><text:tab/></text:p>
      <text:p text:style-name="P6">}</text:p>
      <text:p text:style-name="Method_20_Body"/>
      <text:p text:style-name="Method_20_Body">The <text:span text:style-name="T1">compar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Properties</text:p>
          </table:table-cell>
          <table:table-cell table:style-name="Table9.B1" office:value-type="string">
            <text:p text:style-name="P8">Description</text:p>
          </table:table-cell>
        </table:table-row>
        <table:table-row>
          <table:table-cell table:style-name="Table9.A2" office:value-type="string">
            <text:p text:style-name="P10">$keynode</text:p>
          </table:table-cell>
          <table:table-cell table:style-name="Table9.B2" office:value-type="string">
            <text:p text:style-name="P4">The node containing the key to compare against.</text:p>
          </table:table-cell>
        </table:table-row>
      </table:table>
      <text:p text:style-name="Method_20_Body"/>
      <text:p text:style-name="Method_20_Body">The <text:span text:style-name="Class_20_Variables">$key</text:span> parameter must be of, or derived from, type <text:span text:style-name="Class_20_Variables">LLRBTree\bNode</text:span>.</text:p>
      <text:p text:style-name="Method_20_Body"/>
      <text:p text:style-name="Method_20_Body">The <text:span text:style-name="Class_20_Variables">compare</text:span> method must return the result of the comparison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Returned value</text:p>
          </table:table-cell>
          <table:table-cell table:style-name="Table12.B1" office:value-type="string">
            <text:p text:style-name="P8">Description</text:p>
          </table:table-cell>
        </table:table-row>
        <table:table-row>
          <table:table-cell table:style-name="Table12.A2" office:value-type="string">
            <text:p text:style-name="P11">0</text:p>
          </table:table-cell>
          <table:table-cell table:style-name="Table12.B2" office:value-type="string">
            <text:p text:style-name="P5">(<text:span text:style-name="T1">=</text:span>) The two objects are equal.</text:p>
          </table:table-cell>
        </table:table-row>
        <table:table-row>
          <table:table-cell table:style-name="Table12.A2" office:value-type="string">
            <text:p text:style-name="P11">1</text:p>
          </table:table-cell>
          <table:table-cell table:style-name="Table12.B2" office:value-type="string">
            <text:p text:style-name="P5">(<text:span text:style-name="T1">&gt;</text:span>) Current object is greater than <text:span text:style-name="Class_20_Variables">$parameter</text:span>.</text:p>
          </table:table-cell>
        </table:table-row>
        <table:table-row>
          <table:table-cell table:style-name="Table12.A2" office:value-type="string">
            <text:p text:style-name="P11">-1</text:p>
          </table:table-cell>
          <table:table-cell table:style-name="Table12.B2" office:value-type="string">
            <text:p text:style-name="P5">(<text:span text:style-name="T1">&lt;</text:span>) Current object is less than <text:span text:style-name="Class_20_Variables">$parameter</text:span>.</text:p>
          </table:table-cell>
        </table:table-row>
      </table:table>
      <text:p text:style-name="Method_20_Body"/>
      <text:p text:style-name="Method_20_Body">The <text:span text:style-name="Class_20_Variables">compare</text:span> method must be overriden to provide the proper functionality. <text:s/>The default implementation does nothing.</text:p>
      <text:p text:style-name="Method_20_Body"/>
      <text:p text:style-name="Method_20_Body"/>
      <text:p text:style-name="Method_20_Body"/>
      <text:p text:style-name="Method_20_Body"/>
      <text:p text:style-name="Method_20_Body"/>
      <text:h text:style-name="Coding_20_Title" text:outline-level="3"/>
      <text:h text:style-name="P15" text:outline-level="3">Source Listing</text:h>
      <text:p text:style-name="Coding_20_Body"/>
      <text:p text:style-name="P7">&lt;?php</text:p>
      <text:p text:style-name="P7">namespace Library\LLRBTree;</text:p>
      <text:p text:style-name="P7"/>
      <text:p text:style-name="P7">/*</text:p>
      <text:p text:style-name="P7"><text:s/>* <text:tab/><text:tab/>LLRBTree\bNode is copyright © 2012. EarthWalk Software.</text:p>
      <text:p text:style-name="P7"><text:s/>* <text:tab/><text:tab/>Licensed under the Academic Free License version 3.0</text:p>
      <text:p text:style-name="P7"><text:s/>* <text:tab/><text:tab/>Refer to the file named License.txt provided with the source, </text:p>
      <text:p text:style-name="P7"><text:s/>* <text:tab/><text:tab/> <text:s text:c="2"/>or from http://opensource.org/licenses/academic.php</text:p>
      <text:p text:style-name="P7"><text:s/>*/</text:p>
      <text:p text:style-name="P7">/**</text:p>
      <text:p text:style-name="P7"><text:s/>* bNode.</text:p>
      <text:p text:style-name="P7"><text:s/>* </text:p>
      <text:p text:style-name="P7"><text:s/>* Abstract class containing binary tree node abstract methods.</text:p>
      <text:p text:style-name="P7"><text:s/>* <text:span text:style-name="T1">@author</text:span> Jay Wheeler.</text:p>
      <text:p text:style-name="P7"><text:s/>* <text:span text:style-name="T1">@version</text:span> 1.0</text:p>
      <text:p text:style-name="P7"><text:s/>* <text:span text:style-name="T1">@copyright</text:span> © 2012. EarthWalk Software.</text:p>
      <text:p text:style-name="P7"><text:s/>* <text:span text:style-name="T1">@license</text:span> Licensed under the Academic Free License version 3.0.</text:p>
      <text:p text:style-name="P7"><text:s/>* <text:span text:style-name="T1">@package</text:span> Library.</text:p>
      <text:p text:style-name="P7"><text:s/>* <text:span text:style-name="T1">@subpackage</text:span> LLRBTree.</text:p>
      <text:p text:style-name="P7"><text:s/>*/</text:p>
      <text:p text:style-name="P7">abstract class bNode implements iComparable</text:p>
      <text:p text:style-name="P7">{</text:p>
      <text:p text:style-name="P7"><text:tab/>/**</text:p>
      <text:p text:style-name="P7"><text:tab/> * nkey</text:p>
      <text:p text:style-name="P7"><text:tab/> * </text:p>
      <text:p text:style-name="P7"><text:tab/> * The key property.</text:p>
      <text:p text:style-name="P7"><text:tab/> * <text:span text:style-name="T1">@var</text:span> mixed $nkey</text:p>
      <text:p text:style-name="P7"><text:tab/> */</text:p>
      <text:p text:style-name="P7"><text:tab/>protected $nkey;</text:p>
      <text:p text:style-name="P7"><text:tab/></text:p>
      <text:p text:style-name="P7"><text:tab/>/**</text:p>
      <text:p text:style-name="P7"><text:tab/> * ndata</text:p>
      <text:p text:style-name="P7"><text:tab/> * </text:p>
      <text:p text:style-name="P7"><text:tab/> * The data property</text:p>
      <text:p text:style-name="P7"><text:tab/> * <text:span text:style-name="T1">@var</text:span> mixed $ndata</text:p>
      <text:p text:style-name="P7"><text:tab/> */</text:p>
      <text:p text:style-name="P7"><text:tab/>protected $ndata;</text:p>
      <text:p text:style-name="P7"/>
      <text:p text:style-name="P7"><text:tab/>/**</text:p>
      <text:p text:style-name="P7"><text:tab/> * nleft</text:p>
      <text:p text:style-name="P7"><text:tab/> * </text:p>
      <text:p text:style-name="P7"><text:tab/> * The left node link</text:p>
      <text:p text:style-name="P7"><text:tab/> * <text:span text:style-name="T1">@var</text:span> integer $nleft</text:p>
      <text:p text:style-name="P7"><text:tab/> */</text:p>
      <text:p text:style-name="P7"><text:tab/>protected $nleft;</text:p>
      <text:p text:style-name="P7"/>
      <text:p text:style-name="P7"><text:tab/>/**</text:p>
      <text:p text:style-name="P7"><text:tab/> * nright</text:p>
      <text:p text:style-name="P7"><text:tab/> * </text:p>
      <text:p text:style-name="P7"><text:tab/> * The right node link</text:p>
      <text:p text:style-name="P7"><text:tab/> * <text:span text:style-name="T1">@var</text:span> integer $nright</text:p>
      <text:p text:style-name="P7"><text:tab/> */</text:p>
      <text:p text:style-name="P7"><text:tab/>protected $nright;</text:p>
      <text:p text:style-name="P7"/>
      <text:p text:style-name="P7"/>
      <text:p text:style-name="P13"><text:tab/>/**</text:p>
      <text:p text:style-name="P7"><text:tab/> * nflag</text:p>
      <text:p text:style-name="P7"><text:tab/> * </text:p>
      <text:p text:style-name="P7"><text:tab/> * The node flag</text:p>
      <text:p text:style-name="P7"><text:tab/> * <text:span text:style-name="T1">@var</text:span> integer $nflag</text:p>
      <text:p text:style-name="P7"><text:tab/> */</text:p>
      <text:p text:style-name="P7"><text:tab/>protected $nflag;</text:p>
      <text:p text:style-name="P7"/>
      <text:p text:style-name="P7"><text:tab/>/**</text:p>
      <text:p text:style-name="P7"><text:tab/> * __construct.</text:p>
      <text:p text:style-name="P7"><text:tab/> * </text:p>
      <text:p text:style-name="P7"><text:tab/> * Create the class object.</text:p>
      <text:p text:style-name="P7"><text:tab/> * <text:span text:style-name="T1">@param</text:span> mixed $key = object key.</text:p>
      <text:p text:style-name="P7"><text:tab/> * <text:span text:style-name="T1">@param</text:span> mixed $data = (optional) object data.</text:p>
      <text:p text:style-name="P7"><text:tab/> */</text:p>
      <text:p text:style-name="P7"><text:tab/>public function __construct($key, $data=null, $flag=true)</text:p>
      <text:p text:style-name="P7"><text:tab/>{</text:p>
      <text:p text:style-name="P7"><text:tab/><text:tab/>$this-&gt;nkey = $key;</text:p>
      <text:p text:style-name="P7"><text:tab/><text:tab/>$this-&gt;ndata = $data;</text:p>
      <text:p text:style-name="P7"/>
      <text:p text:style-name="P7"><text:tab/><text:tab/>$this-&gt;nleft = null;</text:p>
      <text:p text:style-name="P7"><text:tab/><text:tab/>$this-&gt;nright = null;</text:p>
      <text:p text:style-name="P7"><text:tab/><text:tab/>$this-&gt;nflag = $flag;</text:p>
      <text:p text:style-name="P7"><text:tab/>}</text:p>
      <text:p text:style-name="P7"/>
      <text:p text:style-name="P7"><text:tab/>/**</text:p>
      <text:p text:style-name="P7"><text:tab/> * __destruct.</text:p>
      <text:p text:style-name="P7"><text:tab/> * </text:p>
      <text:p text:style-name="P7"><text:tab/> * Class destructor.</text:p>
      <text:p text:style-name="P7"><text:tab/> */</text:p>
      <text:p text:style-name="P7"><text:tab/>public function __destruct()</text:p>
      <text:p text:style-name="P7"><text:tab/>{</text:p>
      <text:p text:style-name="P7"><text:tab/>}</text:p>
      <text:p text:style-name="P7"/>
      <text:p text:style-name="P7"><text:tab/>/**</text:p>
      <text:p text:style-name="P7"><text:tab/> * key.</text:p>
      <text:p text:style-name="P7"><text:tab/> * </text:p>
      <text:p text:style-name="P7"><text:tab/> * (Sets and returns) the node key.</text:p>
      <text:p text:style-name="P7"><text:tab/> * <text:span text:style-name="T1">@param</text:span> mixed $key = (optional) the key to set, null to query only.</text:p>
      <text:p text:style-name="P7"><text:tab/> * <text:span text:style-name="T1">@return</text:span> mixed $key</text:p>
      <text:p text:style-name="P7"><text:tab/> */</text:p>
      <text:p text:style-name="P7"><text:tab/>abstract public function key($key=null);</text:p>
      <text:p text:style-name="P7"/>
      <text:p text:style-name="P7"><text:tab/>/**</text:p>
      <text:p text:style-name="P7"><text:tab/> * data.</text:p>
      <text:p text:style-name="P7"><text:tab/> * </text:p>
      <text:p text:style-name="P7"><text:tab/> * (Sets and) returns the node data value.</text:p>
      <text:p text:style-name="P7"><text:tab/> * <text:span text:style-name="T1">@param</text:span> mixed $data = (optional) the value of the data to set, null to query.</text:p>
      <text:p text:style-name="P7"><text:tab/> * <text:span text:style-name="T1">@return</text:span> mixed $data</text:p>
      <text:p text:style-name="P7"><text:tab/> */</text:p>
      <text:p text:style-name="P7"><text:tab/>abstract public function data($data=null);</text:p>
      <text:p text:style-name="P7"/>
      <text:p text:style-name="P7"><text:tab/>/**</text:p>
      <text:p text:style-name="P7"><text:tab/> * setNull.</text:p>
      <text:p text:style-name="P7"><text:tab/> * </text:p>
      <text:p text:style-name="P7"><text:tab/> * Sets the node data value to null.</text:p>
      <text:p text:style-name="P7"><text:tab/> */</text:p>
      <text:p text:style-name="P7"><text:tab/>abstract public function setNull();</text:p>
      <text:p text:style-name="P7"/>
      <text:p text:style-name="P7"/>
      <text:p text:style-name="P13"><text:tab/>/**</text:p>
      <text:p text:style-name="P7"><text:tab/> * left.</text:p>
      <text:p text:style-name="P7"><text:tab/> * </text:p>
      <text:p text:style-name="P7"><text:tab/> * (Sets and) returns the left child node.</text:p>
      <text:p text:style-name="P7"><text:tab/> * <text:span text:style-name="T1">@param</text:span> integer $link = (optional) left child node, null to query only.</text:p>
      <text:p text:style-name="P7"><text:tab/> * <text:span text:style-name="T1">@return</text:span> integer $link</text:p>
      <text:p text:style-name="P7"><text:tab/> */</text:p>
      <text:p text:style-name="P7"><text:tab/>abstract public function left($link=null);</text:p>
      <text:p text:style-name="P7"/>
      <text:p text:style-name="P7"><text:tab/>/**</text:p>
      <text:p text:style-name="P7"><text:tab/> * right.</text:p>
      <text:p text:style-name="P7"><text:tab/> * </text:p>
      <text:p text:style-name="P7"><text:tab/> * (Sets and) returns the right child node.</text:p>
      <text:p text:style-name="P7"><text:tab/> * <text:span text:style-name="T1">@param</text:span> integer $link = (optional) right child node, null to query only.</text:p>
      <text:p text:style-name="P7"><text:tab/> * <text:span text:style-name="T1">@return</text:span> integer $link</text:p>
      <text:p text:style-name="P7"><text:tab/> */</text:p>
      <text:p text:style-name="P7"><text:tab/>abstract public function right($link=null);</text:p>
      <text:p text:style-name="P7"/>
      <text:p text:style-name="P7"><text:tab/>/**</text:p>
      <text:p text:style-name="P7"><text:tab/> * flag.</text:p>
      <text:p text:style-name="P7"><text:tab/> * </text:p>
      <text:p text:style-name="P7"><text:tab/> * (Sets and) returns the flag.</text:p>
      <text:p text:style-name="P7"><text:tab/> * <text:span text:style-name="T1">@param</text:span> boolean $flag = (optional) general purpose flag, null = query only</text:p>
      <text:p text:style-name="P7"><text:tab/> * <text:span text:style-name="T1">@return</text:span> boolean $flag = is the current flag value</text:p>
      <text:p text:style-name="P7"><text:tab/> */</text:p>
      <text:p text:style-name="P7"><text:tab/>abstract public function flag($flag=null);</text:p>
      <text:p text:style-name="P7"/>
      <text:p text:style-name="P7"><text:tab/>/**</text:p>
      <text:p text:style-name="P7"><text:tab/> * compare.</text:p>
      <text:p text:style-name="P7"><text:tab/> * </text:p>
      <text:p text:style-name="P7"><text:tab/> * Compares the supplied key with the nodes key. <text:s/>Returns 0 if equal, 1 if &gt;, -1 if &lt;</text:p>
      <text:p text:style-name="P7"><text:tab/> * <text:span text:style-name="T1">@param</text:span> mixed $key = the key to be compared</text:p>
      <text:p text:style-name="P7"><text:tab/> * <text:span text:style-name="T1">@return</text:span> integer 0 = equal, 1 = &gt;, -1 = &lt;</text:p>
      <text:p text:style-name="P7"><text:tab/> */</text:p>
      <text:p text:style-name="P7"><text:tab/>public function compare(self $key)</text:p>
      <text:p text:style-name="P7"><text:tab/>{<text:tab/><text:tab/></text:p>
      <text:p text:style-name="P7"><text:tab/>}</text:p>
      <text:p text:style-name="P7"/>
      <text:p text:style-name="P7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LLRBTree\bNode<text:tab/><text:tab/><text:tab/><text:page-number text:select-page="current">14</text:page-number><text:tab/><text:tab/><text:tab/><text:date style:data-style-name="N76" text:date-value="2012-07-25T10:26:10">July 25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23H15M54S</meta:editing-duration>
    <meta:editing-cycles>82</meta:editing-cycles>
    <meta:generator>OpenOffice.org/3.2$Linux OpenOffice.org_project/320m12$Build-9483</meta:generator>
    <meta:initial-creator>Jay Wheeler</meta:initial-creator>
    <dc:date>2012-07-25T10:26:10</dc:date>
    <dc:creator>Jay Wheeler</dc:creator>
    <meta:document-statistic meta:table-count="12" meta:image-count="0" meta:object-count="0" meta:page-count="14" meta:paragraph-count="351" meta:word-count="1410" meta:character-count="8466"/>
    <meta:template xlink:type="simple" xlink:actuate="onRequest" xlink:title="ClassDefault" xlink:href="../ClassDefault.ott" meta:date="2012-06-12T12:20:04"/>
  </office:meta>
</office:document-meta>
</file>